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52cm" draw:marker-start-width="0.533cm" draw:marker-end-width="0.533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3" style:family="graphic" style:parent-style-name="standard">
      <style:graphic-properties svg:stroke-width="0.051cm" draw:marker-start-width="0.381cm" draw:marker-end-width="0.381cm" draw:fill-color="#e6e6e6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381cm" draw:marker-end-width="0.381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fill-color="#ffffff" draw:textarea-horizontal-align="left" draw:auto-grow-width="true"/>
    </style:style>
    <style:style style:name="gr7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8" style:family="graphic" style:parent-style-name="standard">
      <style:graphic-properties draw:fill-color="#e6e6ff" draw:textarea-vertical-align="middle" draw:auto-grow-height="false"/>
    </style:style>
    <style:style style:name="gr9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0" style:family="graphic" style:parent-style-name="standard">
      <style:graphic-properties draw:fill-color="#000000" draw:textarea-vertical-align="middle" draw:auto-grow-height="false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P1" style:family="paragraph">
      <style:text-properties fo:font-family="FreeSans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FreeSans" style:font-family-generic="swiss" style:font-pitch="variable" fo:font-size="14pt" style:font-size-asian="14pt" style:font-size-complex="14pt"/>
    </style:style>
    <style:style style:name="P4" style:family="paragraph">
      <style:paragraph-properties fo:text-align="center"/>
      <style:text-properties fo:font-family="FreeSans" style:font-family-generic="swiss" style:font-pitch="variable"/>
    </style:style>
    <style:style style:name="P5" style:family="paragraph">
      <style:paragraph-properties fo:text-align="end"/>
      <style:text-properties fo:font-family="FreeSans" style:font-family-generic="swiss" style:font-pitch="variable"/>
    </style:style>
    <style:style style:name="P6" style:family="paragraph">
      <style:text-properties fo:color="#ffffff" fo:font-family="FreeSans" style:font-family-generic="swiss" style:font-pitch="variable"/>
    </style:style>
    <style:style style:name="P7" style:family="paragraph">
      <style:paragraph-properties fo:text-align="center"/>
      <style:text-properties fo:color="#ffffff" fo:font-family="FreeSans" style:font-family-generic="swiss" style:font-pitch="variable" fo:font-size="14pt" style:font-size-asian="14pt" style:font-size-complex="14pt"/>
    </style:style>
    <style:style style:name="P8" style:family="paragraph">
      <style:text-properties fo:font-family="FreeSans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frame draw:style-name="gr1" draw:text-style-name="P1" draw:layer="layout" svg:width="1.59cm" svg:height="1.077cm" svg:x="7.927cm" svg:y="5.004cm">
                <draw:text-box>
                  <text:p text:style-name="P1">N/C</text:p>
                </draw:text-box>
              </draw:frame>
              <draw:frame draw:style-name="gr1" draw:text-style-name="P1" draw:layer="layout" svg:width="1.662cm" svg:height="1.077cm" svg:x="7.927cm" svg:y="5.639cm">
                <draw:text-box>
                  <text:p text:style-name="P1">D15</text:p>
                </draw:text-box>
              </draw:frame>
              <draw:frame draw:style-name="gr1" draw:text-style-name="P1" draw:layer="layout" svg:width="1.666cm" svg:height="1.077cm" svg:x="7.93cm" svg:y="6.274cm">
                <draw:text-box>
                  <text:p text:style-name="P1">D13</text:p>
                </draw:text-box>
              </draw:frame>
              <draw:frame draw:style-name="gr1" draw:text-style-name="P1" draw:layer="layout" svg:width="1.662cm" svg:height="1.077cm" svg:x="7.93cm" svg:y="6.909cm">
                <draw:text-box>
                  <text:p text:style-name="P1">D11</text:p>
                </draw:text-box>
              </draw:frame>
              <draw:frame draw:style-name="gr1" draw:text-style-name="P1" draw:layer="layout" svg:width="1.311cm" svg:height="1.077cm" svg:x="7.933cm" svg:y="7.544cm">
                <draw:text-box>
                  <text:p text:style-name="P1">D9</text:p>
                </draw:text-box>
              </draw:frame>
              <draw:frame draw:style-name="gr1" draw:text-style-name="P1" draw:layer="layout" svg:width="1.311cm" svg:height="1.077cm" svg:x="7.93cm" svg:y="8.179cm">
                <draw:text-box>
                  <text:p text:style-name="P1">D7</text:p>
                </draw:text-box>
              </draw:frame>
              <draw:frame draw:style-name="gr1" draw:text-style-name="P1" draw:layer="layout" svg:width="1.311cm" svg:height="1.077cm" svg:x="7.933cm" svg:y="8.814cm">
                <draw:text-box>
                  <text:p text:style-name="P1">D5</text:p>
                </draw:text-box>
              </draw:frame>
              <draw:frame draw:style-name="gr1" draw:text-style-name="P1" draw:layer="layout" svg:width="1.315cm" svg:height="1.077cm" svg:x="7.933cm" svg:y="9.449cm">
                <draw:text-box>
                  <text:p text:style-name="P1">D3</text:p>
                </draw:text-box>
              </draw:frame>
              <draw:frame draw:style-name="gr1" draw:text-style-name="P1" draw:layer="layout" svg:width="1.311cm" svg:height="1.077cm" svg:x="7.936cm" svg:y="10.084cm">
                <draw:text-box>
                  <text:p text:style-name="P1">D1</text:p>
                </draw:text-box>
              </draw:frame>
              <draw:frame draw:style-name="gr1" draw:text-style-name="P1" draw:layer="layout" svg:width="1.907cm" svg:height="1.077cm" svg:x="7.93cm" svg:y="10.719cm">
                <draw:text-box>
                  <text:p text:style-name="P1">GND</text:p>
                </draw:text-box>
              </draw:frame>
            </draw:g>
            <draw:g>
              <draw:g>
                <draw:custom-shape draw:style-name="gr2" draw:text-style-name="P2" draw:layer="layout" svg:width="1.905cm" svg:height="6.668cm" svg:x="6.025cm" svg:y="5.128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custom-shape draw:style-name="gr3" draw:text-style-name="P3" draw:layer="layout" svg:width="0.635cm" svg:height="0.635cm" svg:x="7.136cm" svg:y="5.287cm">
                    <text:p text:style-name="P3">2</text:p>
                    <draw:enhanced-geometry svg:viewBox="0 0 21600 21600" draw:type="rectangle" draw:enhanced-path="M 0 0 L 21600 0 21600 21600 0 21600 0 0 Z N"/>
                  </draw:custom-shape>
                  <draw:custom-shape draw:style-name="gr4" draw:text-style-name="P3" draw:layer="layout" svg:width="0.635cm" svg:height="0.635cm" svg:x="6.183cm" svg:y="5.287cm">
                    <text:p text:style-name="P3"><text:span text:style-name="T1">1</text:span></text:p>
                    <draw:enhanced-geometry svg:viewBox="0 0 21600 21600" draw:type="rectangle" draw:enhanced-path="M 0 0 L 21600 0 21600 21600 0 21600 0 0 Z N"/>
                  </draw:custom-shape>
                  <draw:custom-shape draw:style-name="gr3" draw:text-style-name="P3" draw:layer="layout" svg:width="0.635cm" svg:height="0.635cm" svg:x="7.136cm" svg:y="5.922cm">
                    <text:p text:style-name="P3">4</text:p>
                    <draw:enhanced-geometry svg:viewBox="0 0 21600 21600" draw:type="rectangle" draw:enhanced-path="M 0 0 L 21600 0 21600 21600 0 21600 0 0 Z N"/>
                  </draw:custom-shape>
                  <draw:custom-shape draw:style-name="gr3" draw:text-style-name="P3" draw:layer="layout" svg:width="0.635cm" svg:height="0.635cm" svg:x="6.183cm" svg:y="5.922cm">
                    <text:p text:style-name="P3">3</text:p>
                    <draw:enhanced-geometry svg:viewBox="0 0 21600 21600" draw:type="rectangle" draw:enhanced-path="M 0 0 L 21600 0 21600 21600 0 21600 0 0 Z N"/>
                  </draw:custom-shape>
                  <draw:custom-shape draw:style-name="gr3" draw:text-style-name="P3" draw:layer="layout" svg:width="0.635cm" svg:height="0.635cm" svg:x="7.136cm" svg:y="6.557cm">
                    <text:p text:style-name="P3">6</text:p>
                    <draw:enhanced-geometry svg:viewBox="0 0 21600 21600" draw:type="rectangle" draw:enhanced-path="M 0 0 L 21600 0 21600 21600 0 21600 0 0 Z N"/>
                  </draw:custom-shape>
                  <draw:custom-shape draw:style-name="gr3" draw:text-style-name="P3" draw:layer="layout" svg:width="0.635cm" svg:height="0.635cm" svg:x="6.183cm" svg:y="6.557cm">
                    <text:p text:style-name="P3">5</text:p>
                    <draw:enhanced-geometry svg:viewBox="0 0 21600 21600" draw:type="rectangle" draw:enhanced-path="M 0 0 L 21600 0 21600 21600 0 21600 0 0 Z N"/>
                  </draw:custom-shape>
                  <draw:custom-shape draw:style-name="gr3" draw:text-style-name="P3" draw:layer="layout" svg:width="0.635cm" svg:height="0.635cm" svg:x="7.136cm" svg:y="7.192cm">
                    <text:p text:style-name="P3">8</text:p>
                    <draw:enhanced-geometry svg:viewBox="0 0 21600 21600" draw:type="rectangle" draw:enhanced-path="M 0 0 L 21600 0 21600 21600 0 21600 0 0 Z N"/>
                  </draw:custom-shape>
                  <draw:custom-shape draw:style-name="gr3" draw:text-style-name="P3" draw:layer="layout" svg:width="0.635cm" svg:height="0.635cm" svg:x="6.183cm" svg:y="7.192cm">
                    <text:p text:style-name="P3">7</text:p>
                    <draw:enhanced-geometry svg:viewBox="0 0 21600 21600" draw:type="rectangle" draw:enhanced-path="M 0 0 L 21600 0 21600 21600 0 21600 0 0 Z N"/>
                  </draw:custom-shape>
                  <draw:custom-shape draw:style-name="gr3" draw:text-style-name="P3" draw:layer="layout" svg:width="0.635cm" svg:height="0.635cm" svg:x="7.136cm" svg:y="7.827cm">
                    <text:p text:style-name="P3">10</text:p>
                    <draw:enhanced-geometry svg:viewBox="0 0 21600 21600" draw:type="rectangle" draw:enhanced-path="M 0 0 L 21600 0 21600 21600 0 21600 0 0 Z N"/>
                  </draw:custom-shape>
                  <draw:custom-shape draw:style-name="gr3" draw:text-style-name="P3" draw:layer="layout" svg:width="0.635cm" svg:height="0.635cm" svg:x="6.183cm" svg:y="7.827cm">
                    <text:p text:style-name="P3">9</text:p>
                    <draw:enhanced-geometry svg:viewBox="0 0 21600 21600" draw:type="rectangle" draw:enhanced-path="M 0 0 L 21600 0 21600 21600 0 21600 0 0 Z N"/>
                  </draw:custom-shape>
                  <draw:custom-shape draw:style-name="gr3" draw:text-style-name="P3" draw:layer="layout" svg:width="0.635cm" svg:height="0.635cm" svg:x="7.136cm" svg:y="8.462cm">
                    <text:p text:style-name="P3">12</text:p>
                    <draw:enhanced-geometry svg:viewBox="0 0 21600 21600" draw:type="rectangle" draw:enhanced-path="M 0 0 L 21600 0 21600 21600 0 21600 0 0 Z N"/>
                  </draw:custom-shape>
                  <draw:custom-shape draw:style-name="gr3" draw:text-style-name="P3" draw:layer="layout" svg:width="0.635cm" svg:height="0.635cm" svg:x="6.183cm" svg:y="8.462cm">
                    <text:p text:style-name="P3">11</text:p>
                    <draw:enhanced-geometry svg:viewBox="0 0 21600 21600" draw:type="rectangle" draw:enhanced-path="M 0 0 L 21600 0 21600 21600 0 21600 0 0 Z N"/>
                  </draw:custom-shape>
                  <draw:custom-shape draw:style-name="gr3" draw:text-style-name="P3" draw:layer="layout" svg:width="0.635cm" svg:height="0.635cm" svg:x="7.136cm" svg:y="9.097cm">
                    <text:p text:style-name="P3">14</text:p>
                    <draw:enhanced-geometry svg:viewBox="0 0 21600 21600" draw:type="rectangle" draw:enhanced-path="M 0 0 L 21600 0 21600 21600 0 21600 0 0 Z N"/>
                  </draw:custom-shape>
                  <draw:custom-shape draw:style-name="gr3" draw:text-style-name="P3" draw:layer="layout" svg:width="0.635cm" svg:height="0.635cm" svg:x="6.183cm" svg:y="9.097cm">
                    <text:p text:style-name="P3">13</text:p>
                    <draw:enhanced-geometry svg:viewBox="0 0 21600 21600" draw:type="rectangle" draw:enhanced-path="M 0 0 L 21600 0 21600 21600 0 21600 0 0 Z N"/>
                  </draw:custom-shape>
                  <draw:custom-shape draw:style-name="gr3" draw:text-style-name="P3" draw:layer="layout" svg:width="0.635cm" svg:height="0.635cm" svg:x="7.136cm" svg:y="9.732cm">
                    <text:p text:style-name="P3">16</text:p>
                    <draw:enhanced-geometry svg:viewBox="0 0 21600 21600" draw:type="rectangle" draw:enhanced-path="M 0 0 L 21600 0 21600 21600 0 21600 0 0 Z N"/>
                  </draw:custom-shape>
                  <draw:custom-shape draw:style-name="gr3" draw:text-style-name="P3" draw:layer="layout" svg:width="0.635cm" svg:height="0.635cm" svg:x="6.183cm" svg:y="9.732cm">
                    <text:p text:style-name="P3">15</text:p>
                    <draw:enhanced-geometry svg:viewBox="0 0 21600 21600" draw:type="rectangle" draw:enhanced-path="M 0 0 L 21600 0 21600 21600 0 21600 0 0 Z N"/>
                  </draw:custom-shape>
                  <draw:custom-shape draw:style-name="gr3" draw:text-style-name="P3" draw:layer="layout" svg:width="0.635cm" svg:height="0.635cm" svg:x="7.136cm" svg:y="10.367cm">
                    <text:p text:style-name="P3">18</text:p>
                    <draw:enhanced-geometry svg:viewBox="0 0 21600 21600" draw:type="rectangle" draw:enhanced-path="M 0 0 L 21600 0 21600 21600 0 21600 0 0 Z N"/>
                  </draw:custom-shape>
                  <draw:custom-shape draw:style-name="gr3" draw:text-style-name="P3" draw:layer="layout" svg:width="0.635cm" svg:height="0.635cm" svg:x="6.183cm" svg:y="10.367cm">
                    <text:p text:style-name="P3">17</text:p>
                    <draw:enhanced-geometry svg:viewBox="0 0 21600 21600" draw:type="rectangle" draw:enhanced-path="M 0 0 L 21600 0 21600 21600 0 21600 0 0 Z N"/>
                  </draw:custom-shape>
                  <draw:custom-shape draw:style-name="gr3" draw:text-style-name="P3" draw:layer="layout" svg:width="0.635cm" svg:height="0.635cm" svg:x="7.136cm" svg:y="11.002cm">
                    <text:p text:style-name="P3">20</text:p>
                    <draw:enhanced-geometry svg:viewBox="0 0 21600 21600" draw:type="rectangle" draw:enhanced-path="M 0 0 L 21600 0 21600 21600 0 21600 0 0 Z N"/>
                  </draw:custom-shape>
                  <draw:custom-shape draw:style-name="gr3" draw:text-style-name="P3" draw:layer="layout" svg:width="0.635cm" svg:height="0.635cm" svg:x="6.183cm" svg:y="11.002cm">
                    <text:p text:style-name="P3">19</text:p>
                    <draw:enhanced-geometry svg:viewBox="0 0 21600 21600" draw:type="rectangle" draw:enhanced-path="M 0 0 L 21600 0 21600 21600 0 21600 0 0 Z N"/>
                  </draw:custom-shape>
                </draw:g>
              </draw:g>
              <draw:custom-shape draw:style-name="gr5" draw:text-style-name="P4" draw:layer="layout" svg:width="0.318cm" svg:height="1.905cm" svg:x="5.707cm" svg:y="7.5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frame draw:style-name="gr1" draw:text-style-name="P5" draw:layer="layout" svg:width="1.649cm" svg:height="1.077cm" svg:x="4.297cm" svg:y="5.004cm">
                <draw:text-box>
                  <text:p text:style-name="P5">+5V</text:p>
                </draw:text-box>
              </draw:frame>
              <draw:frame draw:style-name="gr6" draw:text-style-name="P5" draw:layer="layout" svg:width="2.085cm" svg:height="1.077cm" svg:x="3.802cm" svg:y="5.639cm">
                <draw:text-box>
                  <text:p text:style-name="P5">CLK1</text:p>
                </draw:text-box>
              </draw:frame>
              <draw:frame draw:style-name="gr6" draw:text-style-name="P5" draw:layer="layout" svg:width="1.662cm" svg:height="1.077cm" svg:x="4.225cm" svg:y="6.274cm">
                <draw:text-box>
                  <text:p text:style-name="P5">D14</text:p>
                </draw:text-box>
              </draw:frame>
              <draw:frame draw:style-name="gr6" draw:text-style-name="P5" draw:layer="layout" svg:width="1.666cm" svg:height="1.077cm" svg:x="4.221cm" svg:y="6.909cm">
                <draw:text-box>
                  <text:p text:style-name="P5">D12</text:p>
                </draw:text-box>
              </draw:frame>
              <draw:frame draw:style-name="gr6" draw:text-style-name="P5" draw:layer="layout" svg:width="1.658cm" svg:height="1.077cm" svg:x="4.229cm" svg:y="7.544cm">
                <draw:text-box>
                  <text:p text:style-name="P5">D10</text:p>
                </draw:text-box>
              </draw:frame>
              <draw:frame draw:style-name="gr6" draw:text-style-name="P5" draw:layer="layout" svg:width="1.315cm" svg:height="1.077cm" svg:x="4.572cm" svg:y="8.179cm">
                <draw:text-box>
                  <text:p text:style-name="P5">D8</text:p>
                </draw:text-box>
              </draw:frame>
              <draw:frame draw:style-name="gr6" draw:text-style-name="P5" draw:layer="layout" svg:width="1.311cm" svg:height="1.077cm" svg:x="4.576cm" svg:y="8.814cm">
                <draw:text-box>
                  <text:p text:style-name="P5">D6</text:p>
                </draw:text-box>
              </draw:frame>
              <draw:frame draw:style-name="gr6" draw:text-style-name="P5" draw:layer="layout" svg:width="1.311cm" svg:height="1.077cm" svg:x="4.576cm" svg:y="9.449cm">
                <draw:text-box>
                  <text:p text:style-name="P5">D4</text:p>
                </draw:text-box>
              </draw:frame>
              <draw:frame draw:style-name="gr6" draw:text-style-name="P5" draw:layer="layout" svg:width="1.315cm" svg:height="1.077cm" svg:x="4.572cm" svg:y="10.084cm">
                <draw:text-box>
                  <text:p text:style-name="P5">D2</text:p>
                </draw:text-box>
              </draw:frame>
              <draw:frame draw:style-name="gr6" draw:text-style-name="P5" draw:layer="layout" svg:width="1.306cm" svg:height="1.077cm" svg:x="4.581cm" svg:y="10.719cm">
                <draw:text-box>
                  <text:p text:style-name="P5">D0</text:p>
                </draw:text-box>
              </draw:frame>
            </draw:g>
          </draw:g>
          <draw:frame draw:style-name="gr1" draw:text-style-name="P4" draw:layer="layout" svg:width="7.195cm" svg:height="1.903cm" svg:x="3.222cm" svg:y="12.431cm">
            <draw:text-box>
              <text:p text:style-name="P4">HP Logic Analyzer 100k</text:p>
              <text:p text:style-name="P4">Termination Adapter</text:p>
            </draw:text-box>
          </draw:frame>
          <draw:frame draw:style-name="gr1" draw:text-style-name="P1" draw:layer="layout" svg:width="3.542cm" svg:height="1.077cm" svg:x="5.048cm" svg:y="3.223cm">
            <draw:text-box>
              <text:p text:style-name="P1">(Top View)</text:p>
            </draw:text-box>
          </draw:frame>
        </draw:g>
        <draw:g>
          <draw:g>
            <draw:custom-shape draw:style-name="gr7" draw:text-style-name="P4" draw:layer="layout" svg:width="10.16cm" svg:height="10.16cm" svg:x="13.7cm" svg:y="5.445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4" draw:layer="layout" svg:width="0.635cm" svg:height="0.635cm" svg:x="14.018cm" svg:y="14.33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4" draw:layer="layout" svg:width="0.635cm" svg:height="0.635cm" svg:x="22.59cm" svg:y="14.33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4" draw:layer="layout" svg:width="0.635cm" svg:height="0.635cm" svg:x="22.59cm" svg:y="5.76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4" draw:layer="layout" svg:width="0.635cm" svg:height="0.635cm" svg:x="15.287cm" svg:y="6.7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" draw:text-style-name="P6" draw:layer="layout" svg:width="2.919cm" svg:height="1.077cm" svg:x="19.671cm" svg:y="5.445cm">
              <draw:text-box>
                <text:p text:style-name="P6">BasicRX</text:p>
              </draw:text-box>
            </draw:frame>
            <draw:custom-shape draw:style-name="gr10" draw:text-style-name="P7" draw:layer="layout" svg:width="3.492cm" svg:height="0.953cm" draw:transform="rotate (1.5707963267946) translate (14.017cm 9.255cm)">
              <text:p text:style-name="P7">J25</text:p>
              <draw:enhanced-geometry svg:viewBox="0 0 21600 21600" draw:type="rectangle" draw:enhanced-path="M 0 0 L 21600 0 21600 21600 0 21600 0 0 Z N"/>
            </draw:custom-shape>
            <draw:custom-shape draw:style-name="gr10" draw:text-style-name="P7" draw:layer="layout" svg:width="3.492cm" svg:height="0.953cm" draw:transform="rotate (1.5707963267946) translate (14.017cm 13.7cm)">
              <text:p text:style-name="P7">J24</text:p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3.492cm" svg:height="0.953cm" svg:x="16.24cm" svg:y="12.112cm">
              <text:p text:style-name="P7">J16</text:p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3.492cm" svg:height="0.953cm" svg:x="16.24cm" svg:y="5.763cm">
              <text:p text:style-name="P7">J15</text:p>
              <draw:enhanced-geometry svg:viewBox="0 0 21600 21600" draw:type="rectangle" draw:enhanced-path="M 0 0 L 21600 0 21600 21600 0 21600 0 0 Z N"/>
            </draw:custom-shape>
            <draw:custom-shape draw:style-name="gr12" draw:text-style-name="P4" draw:layer="layout" svg:width="0.952cm" svg:height="0.952cm" svg:x="21.003cm" svg:y="14.336cm">
              <text:p text:style-name="P4">A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4" draw:layer="layout" svg:width="0.952cm" svg:height="0.952cm" svg:x="18.78cm" svg:y="14.336cm">
              <text:p text:style-name="P4">B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" draw:text-style-name="P4" draw:layer="layout" svg:width="5.222cm" svg:height="1.903cm" svg:x="16.169cm" svg:y="3.223cm">
            <draw:text-box>
              <text:p text:style-name="P4">USRP Basic RX </text:p>
              <text:p text:style-name="P4">Daughterboard</text:p>
            </draw:text-box>
          </draw:frame>
        </draw:g>
        <draw:frame draw:style-name="gr1" draw:text-style-name="P8" draw:layer="layout" svg:width="13.617cm" svg:height="1.259cm" svg:x="6.715cm" svg:y="1.646cm">
          <draw:text-box>
            <text:p text:style-name="P8"><text:span text:style-name="T2">USRP Receiver Debugging Diagram</text:span></text:p>
          </draw:text-box>
        </draw:frame>
        <draw:frame draw:style-name="gr1" draw:text-style-name="P1" draw:layer="layout" svg:width="22.833cm" svg:height="1.077cm" svg:x="2.905cm" svg:y="17.51cm">
          <draw:text-box>
            <text:p text:style-name="P1">1. Connect Termination Adapter to J15 with Pin1 connected to bottom-right side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27T14:24:27</meta:creation-date>
    <dc:date>2009-02-27T14:58:28</dc:date>
    <meta:editing-duration>PT00H17M47S</meta:editing-duration>
    <meta:editing-cycles>4</meta:editing-cycles>
    <meta:generator>OpenOffice.org/3.0$Linux OpenOffice.org_project/300m15$Build-9379</meta:generator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